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1bac" officeooo:paragraph-rsid="00201bac"/>
    </style:style>
    <style:style style:name="P2" style:family="paragraph" style:parent-style-name="Standard" style:list-style-name="L1">
      <style:text-properties fo:font-weight="bold" officeooo:rsid="0020d67e" officeooo:paragraph-rsid="0020d67e" style:font-weight-asian="bold" style:font-weight-complex="bold"/>
    </style:style>
    <style:style style:name="P3" style:family="paragraph" style:parent-style-name="Standard">
      <style:text-properties fo:font-weight="normal" officeooo:rsid="0020d67e" officeooo:paragraph-rsid="0020d67e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op de websi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ities:</text:p>
      <text:p text:style-name="P1"/>
      <text:list text:style-name="L1">
        <text:list-item>
          <text:p text:style-name="P2">15-09-2025</text:p>
        </text:list-item>
      </text:list>
      <text:p text:style-name="P3">Inhoud plan van aanpak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9:35:04.398668220</meta:creation-date>
    <meta:generator>LibreOffice/24.2.7.2$Linux_X86_64 LibreOffice_project/420$Build-2</meta:generator>
    <dc:date>2025-09-18T10:54:31.549969691</dc:date>
    <meta:editing-duration>P3DT42M5S</meta:editing-duration>
    <meta:editing-cycles>2</meta:editing-cycles>
    <meta:document-statistic meta:table-count="0" meta:image-count="0" meta:object-count="0" meta:page-count="1" meta:paragraph-count="4" meta:word-count="11" meta:character-count="61" meta:non-whitespace-character-count="55"/>
  </office:meta>
</office:document-meta>
</file>